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. Jastrow, S.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oses A. Dropsie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0 March 1870</text:p>
      <text:p text:style-name="P2">Month<text:tab/><text:tab/><text:tab/><text:tab/><text:tab/><text:tab/>March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<text:tab/>Whereas the Faculty of the Maimonides College have heard with/ regret, that some members of their body were treated discourteously/ on Sunday last, by the President of the Board of Trustees; in consequence/ of which the Revd George Jacobs resigned his position as teacher,/ therefore be it/</text:p>
      <text:p text:style-name="P2"><text:tab/>Resolved that in the opinion of the Faculty some apology is due/ to our body, and that we hope it will be forthcoming, to induce the Revd/ gentleman to reconsider his resignation, and prevent by a similar action on/ our part further injury to the cause of learning, whose promotion/ we all have at heart./</text:p>
      <text:p text:style-name="P2"><text:span text:style-name="T1">Wednesday 30</text:span><text:span text:style-name="T2">th</text:span><text:span text:style-name="T1"> March 1870/</text:span></text:p>
      <text:p text:style-name="P4">M Jastrow/</text:p>
      <text:p text:style-name="P4">Prov. Of the/</text:p>
      <text:p text:style-name="P4">Faculty./</text:p>
      <text:p text:style-name="P4">S. Morais/</text:p>
      <text:p text:style-name="P2">Moses A. Dropsie Esqre<text:tab/>President of the Board of Trustees of the M. C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2T12:52:27</meta:creation-date>
    <dc:date>2012-03-20T11:20:07.24</dc:date>
    <dc:language>en-US</dc:language>
    <meta:editing-cycles>4</meta:editing-cycles>
    <meta:editing-duration>PT00H05M31S</meta:editing-duration>
    <dc:creator>Penn Libraries</dc:creator>
    <meta:document-statistic meta:table-count="0" meta:image-count="0" meta:object-count="0" meta:page-count="2" meta:paragraph-count="69" meta:word-count="311" meta:character-count="2058"/>
    <meta:user-defined meta:name="Info 1"/>
    <meta:user-defined meta:name="Info 2"/>
    <meta:user-defined meta:name="Info 3"/>
    <meta:user-defined meta:name="Info 4"/>
  </office:meta>
</office:document-meta>
</file>